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0ffa4b" officeooo:paragraph-rsid="000ffa4b"/>
    </style:style>
    <style:style style:name="P2" style:family="paragraph" style:parent-style-name="Text_20_body">
      <style:text-properties officeooo:rsid="0026733e" officeooo:paragraph-rsid="0026733e"/>
    </style:style>
    <style:style style:name="P3" style:family="paragraph" style:parent-style-name="Text_20_body">
      <style:text-properties officeooo:rsid="002ce0e9" officeooo:paragraph-rsid="002ce0e9"/>
    </style:style>
    <style:style style:name="P4" style:family="paragraph" style:parent-style-name="Text_20_body">
      <style:text-properties officeooo:rsid="002e0551" officeooo:paragraph-rsid="002e0551"/>
    </style:style>
    <style:style style:name="P5" style:family="paragraph" style:parent-style-name="Text_20_body">
      <style:text-properties officeooo:rsid="002fb4e3" officeooo:paragraph-rsid="002fb4e3"/>
    </style:style>
    <style:style style:name="P6" style:family="paragraph" style:parent-style-name="Text_20_body">
      <style:text-properties officeooo:rsid="002fb4e3" officeooo:paragraph-rsid="002fb4e3"/>
    </style:style>
    <style:style style:name="P7" style:family="paragraph" style:parent-style-name="Text_20_body">
      <style:text-properties officeooo:rsid="00355894" officeooo:paragraph-rsid="00355894"/>
    </style:style>
    <style:style style:name="P8" style:family="paragraph" style:parent-style-name="Text_20_body">
      <style:text-properties officeooo:paragraph-rsid="0026733e"/>
    </style:style>
    <style:style style:name="P9" style:family="paragraph" style:parent-style-name="Text_20_body">
      <style:text-properties officeooo:rsid="00356166" officeooo:paragraph-rsid="00356166"/>
    </style:style>
    <style:style style:name="P10" style:family="paragraph" style:parent-style-name="Heading_20_2">
      <style:text-properties officeooo:rsid="000ffa4b" officeooo:paragraph-rsid="000ffa4b"/>
    </style:style>
    <style:style style:name="P11" style:family="paragraph" style:parent-style-name="Heading_20_2">
      <style:text-properties officeooo:rsid="0026733e" officeooo:paragraph-rsid="0026733e"/>
    </style:style>
    <style:style style:name="T1" style:family="text">
      <style:text-properties officeooo:rsid="0010a7b1"/>
    </style:style>
    <style:style style:name="T2" style:family="text">
      <style:text-properties officeooo:rsid="00248b0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6733e"/>
    </style:style>
    <style:style style:name="T5" style:family="text">
      <style:text-properties fo:language="en" fo:country="US" officeooo:rsid="0028d9fd"/>
    </style:style>
    <style:style style:name="T6" style:family="text">
      <style:text-properties fo:language="en" fo:country="US" officeooo:rsid="002aea1a"/>
    </style:style>
    <style:style style:name="T7" style:family="text">
      <style:text-properties fo:language="en" fo:country="US" officeooo:rsid="00356166"/>
    </style:style>
    <style:style style:name="T8" style:family="text">
      <style:text-properties fo:language="en" fo:country="US" officeooo:rsid="0035f37d"/>
    </style:style>
    <style:style style:name="T9" style:family="text">
      <style:text-properties fo:language="en" fo:country="US" officeooo:rsid="0036031d"/>
    </style:style>
    <style:style style:name="T10" style:family="text">
      <style:text-properties fo:language="en" fo:country="US" officeooo:rsid="0036b1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_814098960"/></text:p>
      <text:h text:style-name="P10" text:outline-level="2">Assignment 1<text:bookmark-end text:name="__DdeLink__1_814098960"/></text:h>
      <text:p text:style-name="P3">The collections interface, is the base of all the other of the other lists, and sets, and provides the basic functionality that they all share.</text:p>
      <text:p text:style-name="P3"/>
      <text:p text:style-name="P4">List is an interface that can store a sequnce of objects, or elements, and may contain duplicates.</text:p>
      <text:p text:style-name="P4"/>
      <text:p text:style-name="P5">The set interface is like the list, but can only contain one of each element.</text:p>
      <text:p text:style-name="P5"/>
      <text:p text:style-name="P7">A queue is like the list, but it’s purpose is to queue elements. Meaning that it is made to accept new elemtents at the back, and removals from the beginning.</text:p>
      <text:p text:style-name="P5"/>
      <text:h text:style-name="P10" text:outline-level="2">Assignment 2</text:h>
      <text:p text:style-name="P2">As per usual the code for handin5 can be found on my github page <text:a xlink:type="simple" xlink:href="https://github.com/totalfreak/programminghandins/tree/master/handin5/src/com/daniel" text:style-name="Internet_20_link" text:visited-style-name="Visited_20_Internet_20_Link">https://github.com/totalfreak/programminghandins/tree/master/handin5/src/com/daniel</text:a> </text:p>
      <text:h text:style-name="P11" text:outline-level="2">Assignment 3</text:h>
      <text:p text:style-name="P8"><text:span text:style-name="T4">As threads runs independently </text:span><text:span text:style-name="T5">of each other</text:span><text:span text:style-name="T4">, and the operating system itself decide</text:span><text:span text:style-name="T5">s</text:span><text:span text:style-name="T4"> what thread to delegate resources to, </text:span><text:span text:style-name="T6">their individual ouput will vary almost indefinetely. </text:span><text:span text:style-name="T7">But we know that each <text:s/>thread must start on a one, and end on a 3. </text:span><text:span text:style-name="T10">A</text:span><text:span text:style-name="T7">s said the thread</text:span><text:span text:style-name="T10">s</text:span><text:span text:style-name="T7"> run independtly, and therefore the outputs will vary as follow: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><text:span text:style-name="T3">1</text:span><text:span text:style-name="T8">23 123</text:span></text:p>
          </table:table-cell>
          <table:table-cell table:style-name="Table1.A1" office:value-type="string">
            <text:p text:style-name="P9"><text:span text:style-name="T8">112 323</text:span></text:p>
          </table:table-cell>
          <table:table-cell table:style-name="Table1.A1" office:value-type="string">
            <text:p text:style-name="P9"><text:span text:style-name="T9">112 233</text:span></text:p>
          </table:table-cell>
          <table:table-cell table:style-name="Table1.A1" office:value-type="string">
            <text:p text:style-name="P9"><text:span text:style-name="T9">121 233</text:span></text:p>
          </table:table-cell>
          <table:table-cell table:style-name="Table1.E1" office:value-type="string">
            <text:p text:style-name="P9"><text:span text:style-name="T9">121 323</text:span></text:p>
          </table:table-cell>
        </table:table-row>
      </table:table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fa4b" officeooo:paragraph-rsid="000ffa4b"/>
    </style:style>
    <style:style style:name="MT1" style:family="text">
      <style:text-properties officeooo:rsid="0010a7b1"/>
    </style:style>
    <style:style style:name="MT2" style:family="text">
      <style:text-properties officeooo:rsid="00248b0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Daniel Kartin - 20163822<text:tab/>MED2 – <text:span text:style-name="MT1">Handin #5</text:span><text:tab/>Programming For Interaction</text:p>
      </style:header>
      <style:footer>
        <text:p text:style-name="Footer"><text:date style:data-style-name="N37" text:date-value="2017-02-13T19:47:59.937571752" text:fixed="true">02/13/17</text:date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8:09:05.125202126</meta:creation-date>
    <meta:generator>LibreOffice/5.3.0.3$Linux_X86_64 LibreOffice_project/30m0$Build-3</meta:generator>
    <dc:date>2017-03-08T18:20:32.407311751</dc:date>
    <meta:editing-duration>PT2H7M16S</meta:editing-duration>
    <meta:editing-cycles>27</meta:editing-cycles>
    <meta:document-statistic meta:table-count="1" meta:image-count="0" meta:object-count="0" meta:page-count="1" meta:paragraph-count="16" meta:word-count="189" meta:character-count="1113" meta:non-whitespace-character-count="936"/>
  </office:meta>
</office:document-meta>
</file>